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Munson" fo:font-size="23pt" officeooo:rsid="00022288" officeooo:paragraph-rsid="00022288" style:font-size-asian="23pt" style:font-size-complex="23pt"/>
    </style:style>
    <style:style style:name="P2" style:family="paragraph" style:parent-style-name="Standard">
      <style:paragraph-properties fo:text-align="center" style:justify-single-word="false"/>
      <style:text-properties style:font-name="Munson" fo:font-size="12pt" officeooo:rsid="00022288" officeooo:paragraph-rsid="00022288" style:font-size-asian="12pt" style:font-size-complex="12pt"/>
    </style:style>
    <style:style style:name="P3" style:family="paragraph" style:parent-style-name="Standard">
      <style:paragraph-properties fo:text-align="center" style:justify-single-word="false"/>
      <style:text-properties style:font-name="Munson" fo:font-size="10pt" officeooo:rsid="00022288" officeooo:paragraph-rsid="00022288" style:font-size-asian="10pt" style:font-size-complex="10pt"/>
    </style:style>
    <style:style style:name="P4" style:family="paragraph" style:parent-style-name="Standard">
      <style:paragraph-properties fo:text-align="justify" style:justify-single-word="false">
        <style:drop-cap style:lines="5"/>
      </style:paragraph-properties>
      <style:text-properties style:font-name="Munson" fo:font-size="9pt" officeooo:rsid="00029ced" officeooo:paragraph-rsid="00029ced" style:font-size-asian="9pt" style:font-size-complex="9pt"/>
    </style:style>
    <style:style style:name="P5" style:family="paragraph" style:parent-style-name="Standard">
      <style:paragraph-properties fo:text-align="justify" style:justify-single-word="false">
        <style:drop-cap style:lines="5"/>
      </style:paragraph-properties>
      <style:text-properties style:font-name="Munson" fo:font-size="9pt" officeooo:rsid="00064dc1" officeooo:paragraph-rsid="00029ced" style:font-size-asian="9pt" style:font-size-complex="9pt"/>
    </style:style>
    <style:style style:name="P6" style:family="paragraph" style:parent-style-name="Standard">
      <style:paragraph-properties fo:text-align="justify" style:justify-single-word="false">
        <style:drop-cap style:lines="5"/>
      </style:paragraph-properties>
      <style:text-properties style:font-name="Munson" fo:font-size="9pt" officeooo:rsid="00029ced" officeooo:paragraph-rsid="000a7f6a" style:font-size-asian="9pt" style:font-size-complex="9pt"/>
    </style:style>
    <style:style style:name="P7" style:family="paragraph" style:parent-style-name="Standard">
      <style:paragraph-properties fo:text-align="center" style:justify-single-word="false"/>
      <style:text-properties style:font-name="Munson" fo:font-size="12pt" fo:letter-spacing="normal" officeooo:rsid="000c51a3" officeooo:paragraph-rsid="000c51a3" style:font-size-asian="12pt" style:font-size-complex="12pt"/>
    </style:style>
    <style:style style:name="P8" style:family="paragraph" style:parent-style-name="Standard">
      <style:paragraph-properties fo:text-align="center" style:justify-single-word="false"/>
      <style:text-properties style:font-name="Munson" fo:font-size="10pt" officeooo:rsid="000c51a3" officeooo:paragraph-rsid="000c51a3" style:font-size-asian="10pt" style:font-size-complex="10pt"/>
    </style:style>
    <style:style style:name="P9" style:family="paragraph" style:parent-style-name="Standard">
      <style:paragraph-properties fo:text-align="center" style:justify-single-word="false"/>
      <style:text-properties style:font-name="Munson" fo:font-size="10pt" officeooo:rsid="00022288" officeooo:paragraph-rsid="000c51a3" style:font-size-asian="10pt" style:font-size-complex="10pt"/>
    </style:style>
    <style:style style:name="P10" style:family="paragraph" style:parent-style-name="Standard" style:master-page-name="">
      <style:paragraph-properties fo:text-align="justify" style:justify-single-word="false" style:page-number="auto">
        <style:drop-cap style:lines="2"/>
      </style:paragraph-properties>
      <style:text-properties style:font-name="Munson" fo:font-size="9pt" officeooo:rsid="000f0c07" officeooo:paragraph-rsid="000f0c07" style:font-size-asian="9pt" style:font-size-complex="9pt"/>
    </style:style>
    <style:style style:name="P11" style:family="paragraph" style:parent-style-name="Standard">
      <style:paragraph-properties fo:text-align="justify" style:justify-single-word="false">
        <style:drop-cap style:lines="2"/>
      </style:paragraph-properties>
      <style:text-properties style:font-name="Munson" fo:font-size="9pt" officeooo:rsid="000f0c07" officeooo:paragraph-rsid="000fb6c3" style:font-size-asian="9pt" style:font-size-complex="9pt"/>
    </style:style>
    <style:style style:name="P12" style:family="paragraph" style:parent-style-name="Standard">
      <style:paragraph-properties fo:text-align="justify" style:justify-single-word="false">
        <style:drop-cap style:lines="2"/>
      </style:paragraph-properties>
      <style:text-properties style:font-name="Munson" fo:font-size="9pt" officeooo:rsid="000fb6c3" officeooo:paragraph-rsid="000fb6c3" style:font-size-asian="9pt" style:font-size-complex="9pt"/>
    </style:style>
    <style:style style:name="P13" style:family="paragraph" style:parent-style-name="Standard">
      <style:paragraph-properties fo:text-align="center" style:justify-single-word="false">
        <style:drop-cap style:lines="2"/>
      </style:paragraph-properties>
      <style:text-properties style:font-name="Munson" fo:font-size="9pt" fo:letter-spacing="normal" officeooo:rsid="001524cd" officeooo:paragraph-rsid="001524cd" style:font-size-asian="9pt" style:font-size-complex="9pt"/>
    </style:style>
    <style:style style:name="P14" style:family="paragraph" style:parent-style-name="Standard">
      <style:paragraph-properties fo:text-align="justify" style:justify-single-word="false">
        <style:drop-cap style:lines="2"/>
      </style:paragraph-properties>
      <style:text-properties style:font-name="Munson" fo:font-size="9pt" officeooo:rsid="001524cd" officeooo:paragraph-rsid="001524cd" style:font-size-asian="9pt" style:font-size-complex="9pt"/>
    </style:style>
    <style:style style:name="P15" style:family="paragraph" style:parent-style-name="Standard">
      <style:paragraph-properties fo:text-align="justify" style:justify-single-word="false">
        <style:drop-cap style:lines="2"/>
      </style:paragraph-properties>
      <style:text-properties style:font-name="Munson" fo:font-size="9pt" officeooo:rsid="001a6dd1" officeooo:paragraph-rsid="001524cd" style:font-size-asian="9pt" style:font-size-complex="9pt"/>
    </style:style>
    <style:style style:name="P16" style:family="paragraph" style:parent-style-name="Standard">
      <style:paragraph-properties fo:text-align="justify" style:justify-single-word="false">
        <style:drop-cap style:lines="2"/>
      </style:paragraph-properties>
      <style:text-properties style:font-name="Munson" fo:font-size="9pt" officeooo:rsid="001a6dd1" officeooo:paragraph-rsid="001d517d" style:font-size-asian="9pt" style:font-size-complex="9pt"/>
    </style:style>
    <style:style style:name="P17" style:family="paragraph" style:parent-style-name="Standard">
      <style:paragraph-properties fo:text-align="center" style:justify-single-word="false">
        <style:drop-cap style:lines="2"/>
      </style:paragraph-properties>
      <style:text-properties style:font-name="Munson" fo:font-size="9pt" fo:letter-spacing="normal" officeooo:rsid="001d517d" officeooo:paragraph-rsid="001d517d" style:font-size-asian="9pt" style:font-size-complex="9pt"/>
    </style:style>
    <style:style style:name="P18" style:family="paragraph" style:parent-style-name="Standard">
      <style:paragraph-properties fo:text-align="justify" style:justify-single-word="false">
        <style:drop-cap style:lines="2"/>
      </style:paragraph-properties>
      <style:text-properties style:font-name="Munson" fo:font-size="9pt" fo:font-style="italic" officeooo:rsid="001d517d" officeooo:paragraph-rsid="001d517d" style:font-size-asian="9pt" style:font-style-asian="italic" style:font-size-complex="9pt" style:font-style-complex="italic"/>
    </style:style>
    <style:style style:name="P19" style:family="paragraph" style:parent-style-name="Standard">
      <style:paragraph-properties fo:text-align="justify" style:justify-single-word="false">
        <style:drop-cap style:lines="2"/>
      </style:paragraph-properties>
      <style:text-properties style:font-name="Munson" fo:font-size="9pt" officeooo:rsid="001e0d1e" officeooo:paragraph-rsid="00214024" style:font-size-asian="9pt" style:font-size-complex="9pt"/>
    </style:style>
    <style:style style:name="P20" style:family="paragraph" style:parent-style-name="Standard">
      <style:paragraph-properties fo:text-align="center" style:justify-single-word="false"/>
      <style:text-properties style:font-name="Munson" fo:font-size="12pt" fo:letter-spacing="normal" officeooo:rsid="0022edb8" officeooo:paragraph-rsid="0022edb8" style:font-size-asian="12pt" style:font-size-complex="12pt"/>
    </style:style>
    <style:style style:name="P21" style:family="paragraph" style:parent-style-name="Standard">
      <style:paragraph-properties fo:text-align="center" style:justify-single-word="false"/>
      <style:text-properties style:font-name="Munson" fo:font-size="10pt" officeooo:rsid="0022edb8" officeooo:paragraph-rsid="0022edb8" style:font-size-asian="10pt" style:font-size-complex="10pt"/>
    </style:style>
    <style:style style:name="P22" style:family="paragraph" style:parent-style-name="Standard">
      <style:paragraph-properties fo:text-align="justify" style:justify-single-word="false"/>
      <style:text-properties style:font-name="Munson" fo:font-size="10pt" officeooo:rsid="0024189a" officeooo:paragraph-rsid="002690ae" style:font-size-asian="10pt" style:font-size-complex="10pt"/>
    </style:style>
    <style:style style:name="P23" style:family="paragraph" style:parent-style-name="Standard">
      <style:paragraph-properties fo:text-align="justify" style:justify-single-word="false"/>
      <style:text-properties style:font-name="Munson" fo:font-size="9pt" officeooo:rsid="002690ae" officeooo:paragraph-rsid="00283e24" style:font-size-asian="9pt" style:font-size-complex="9pt"/>
    </style:style>
    <style:style style:name="P24" style:family="paragraph" style:parent-style-name="Standard">
      <style:paragraph-properties fo:text-align="justify" style:justify-single-word="false"/>
      <style:text-properties style:font-name="Munson" fo:font-size="9pt" officeooo:rsid="002690ae" officeooo:paragraph-rsid="002927eb" style:font-size-asian="9pt" style:font-size-complex="9pt"/>
    </style:style>
    <style:style style:name="P25" style:family="paragraph" style:parent-style-name="Standard">
      <style:paragraph-properties fo:text-align="justify" style:justify-single-word="false"/>
      <style:text-properties style:font-name="Munson" fo:font-size="9pt" officeooo:rsid="002690ae" officeooo:paragraph-rsid="0030468d" style:font-size-asian="9pt" style:font-size-complex="9pt"/>
    </style:style>
    <style:style style:name="P26" style:family="paragraph" style:parent-style-name="Standard">
      <style:paragraph-properties fo:text-align="justify" style:justify-single-word="false"/>
      <style:text-properties style:font-name="Munson" fo:font-size="9pt" officeooo:rsid="002690ae" officeooo:paragraph-rsid="0032eb07" style:font-size-asian="9pt" style:font-size-complex="9pt"/>
    </style:style>
    <style:style style:name="P27" style:family="paragraph" style:parent-style-name="Standard">
      <style:paragraph-properties fo:text-align="justify" style:justify-single-word="false"/>
      <style:text-properties style:font-name="Munson" fo:font-size="9pt" officeooo:rsid="0035b0b5" officeooo:paragraph-rsid="0035b0b5" style:font-size-asian="9pt" style:font-size-complex="9pt"/>
    </style:style>
    <style:style style:name="P28" style:family="paragraph" style:parent-style-name="Standard">
      <style:paragraph-properties fo:text-align="justify" style:justify-single-word="false"/>
      <style:text-properties style:font-name="Munson" fo:font-size="9pt" officeooo:rsid="00347452" officeooo:paragraph-rsid="00347452" style:font-size-asian="9pt" style:font-size-complex="9pt"/>
    </style:style>
    <style:style style:name="T1" style:family="text">
      <style:text-properties style:font-family-asian="Munson" style:font-family-complex="Munson"/>
    </style:style>
    <style:style style:name="T2" style:family="text">
      <style:text-properties officeooo:rsid="00046797"/>
    </style:style>
    <style:style style:name="T3" style:family="text">
      <style:text-properties officeooo:rsid="00049256"/>
    </style:style>
    <style:style style:name="T4" style:family="text">
      <style:text-properties officeooo:rsid="00064dc1"/>
    </style:style>
    <style:style style:name="T5" style:family="text">
      <style:text-properties officeooo:rsid="000701ea"/>
    </style:style>
    <style:style style:name="T6" style:family="text">
      <style:text-properties officeooo:rsid="000854e6"/>
    </style:style>
    <style:style style:name="T7" style:family="text">
      <style:text-properties style:text-underline-style="none" officeooo:rsid="000854e6"/>
    </style:style>
    <style:style style:name="T8" style:family="text">
      <style:text-properties officeooo:rsid="0008c033"/>
    </style:style>
    <style:style style:name="T9" style:family="text">
      <style:text-properties officeooo:rsid="000a7f6a"/>
    </style:style>
    <style:style style:name="T10" style:family="text">
      <style:text-properties officeooo:rsid="00029ced" style:font-family-asian="Munson" style:font-family-complex="Munson"/>
    </style:style>
    <style:style style:name="T11" style:family="text">
      <style:text-properties officeooo:rsid="000fb6c3"/>
    </style:style>
    <style:style style:name="T12" style:family="text">
      <style:text-properties fo:font-style="italic" officeooo:rsid="00113df3" style:font-style-asian="italic" style:font-style-complex="italic"/>
    </style:style>
    <style:style style:name="T13" style:family="text">
      <style:text-properties officeooo:rsid="00113df3"/>
    </style:style>
    <style:style style:name="T14" style:family="text">
      <style:text-properties officeooo:rsid="0016cb8f"/>
    </style:style>
    <style:style style:name="T15" style:family="text">
      <style:text-properties officeooo:rsid="0018009a"/>
    </style:style>
    <style:style style:name="T16" style:family="text">
      <style:text-properties officeooo:rsid="0019bcac"/>
    </style:style>
    <style:style style:name="T17" style:family="text">
      <style:text-properties officeooo:rsid="001a6dd1"/>
    </style:style>
    <style:style style:name="T18" style:family="text">
      <style:text-properties officeooo:rsid="001ac3f3"/>
    </style:style>
    <style:style style:name="T19" style:family="text">
      <style:text-properties officeooo:rsid="001b9ce9"/>
    </style:style>
    <style:style style:name="T20" style:family="text">
      <style:text-properties officeooo:rsid="001d517d"/>
    </style:style>
    <style:style style:name="T21" style:family="text">
      <style:text-properties officeooo:rsid="00029ced"/>
    </style:style>
    <style:style style:name="T22" style:family="text">
      <style:text-properties officeooo:rsid="001dcdb7"/>
    </style:style>
    <style:style style:name="T23" style:family="text">
      <style:text-properties officeooo:rsid="001e0d1e"/>
    </style:style>
    <style:style style:name="T24" style:family="text">
      <style:text-properties officeooo:rsid="001f0a5a"/>
    </style:style>
    <style:style style:name="T25" style:family="text">
      <style:text-properties officeooo:rsid="001fdcc6"/>
    </style:style>
    <style:style style:name="T26" style:family="text">
      <style:text-properties fo:font-style="italic" officeooo:rsid="001fdcc6" style:font-style-asian="italic" style:font-style-complex="italic"/>
    </style:style>
    <style:style style:name="T27" style:family="text">
      <style:text-properties officeooo:rsid="00214024"/>
    </style:style>
    <style:style style:name="T28" style:family="text">
      <style:text-properties fo:font-style="italic" officeooo:rsid="00214024" style:font-style-asian="italic" style:font-style-complex="italic"/>
    </style:style>
    <style:style style:name="T29" style:family="text">
      <style:text-properties officeooo:rsid="0025b396"/>
    </style:style>
    <style:style style:name="T30" style:family="text">
      <style:text-properties officeooo:rsid="0025f45e"/>
    </style:style>
    <style:style style:name="T31" style:family="text">
      <style:text-properties fo:font-style="italic" officeooo:rsid="0025f45e" style:font-style-asian="italic" style:font-style-complex="italic"/>
    </style:style>
    <style:style style:name="T32" style:family="text">
      <style:text-properties officeooo:rsid="002690ae"/>
    </style:style>
    <style:style style:name="T33" style:family="text">
      <style:text-properties fo:font-size="9pt" officeooo:rsid="00029ced" style:font-size-asian="9pt" style:font-size-complex="9pt"/>
    </style:style>
    <style:style style:name="T34" style:family="text">
      <style:text-properties fo:font-size="9pt" officeooo:rsid="00029ced" style:font-family-asian="Munson" style:font-size-asian="9pt" style:font-family-complex="Munson" style:font-size-complex="9pt"/>
    </style:style>
    <style:style style:name="T35" style:family="text">
      <style:text-properties fo:font-size="9pt" officeooo:rsid="002690ae" style:font-size-asian="9pt" style:font-size-complex="9pt"/>
    </style:style>
    <style:style style:name="T36" style:family="text">
      <style:text-properties fo:font-size="9pt" officeooo:rsid="000fb6c3" style:font-size-asian="9pt" style:font-size-complex="9pt"/>
    </style:style>
    <style:style style:name="T37" style:family="text">
      <style:text-properties officeooo:rsid="0026b978"/>
    </style:style>
    <style:style style:name="T38" style:family="text">
      <style:text-properties officeooo:rsid="00283e24"/>
    </style:style>
    <style:style style:name="T39" style:family="text">
      <style:text-properties officeooo:rsid="002927eb"/>
    </style:style>
    <style:style style:name="T40" style:family="text">
      <style:text-properties fo:font-style="italic" officeooo:rsid="002927eb" style:font-style-asian="italic" style:font-style-complex="italic"/>
    </style:style>
    <style:style style:name="T41" style:family="text">
      <style:text-properties fo:font-style="italic" officeooo:rsid="00029ced" style:font-style-asian="italic" style:font-style-complex="italic"/>
    </style:style>
    <style:style style:name="T42" style:family="text">
      <style:text-properties fo:font-style="italic" officeooo:rsid="00029ced" style:font-family-asian="Munson" style:font-style-asian="italic" style:font-family-complex="Munson" style:font-style-complex="italic"/>
    </style:style>
    <style:style style:name="T43" style:family="text">
      <style:text-properties officeooo:rsid="0029b01b"/>
    </style:style>
    <style:style style:name="T44" style:family="text">
      <style:text-properties fo:font-style="italic" officeooo:rsid="0029b01b" style:font-style-asian="italic" style:font-style-complex="italic"/>
    </style:style>
    <style:style style:name="T45" style:family="text">
      <style:text-properties officeooo:rsid="002a5324"/>
    </style:style>
    <style:style style:name="T46" style:family="text">
      <style:text-properties officeooo:rsid="002c4b58"/>
    </style:style>
    <style:style style:name="T47" style:family="text">
      <style:text-properties fo:font-style="italic" officeooo:rsid="002c4b58" style:font-style-asian="italic" style:font-style-complex="italic"/>
    </style:style>
    <style:style style:name="T48" style:family="text">
      <style:text-properties officeooo:rsid="002e6e48"/>
    </style:style>
    <style:style style:name="T49" style:family="text">
      <style:text-properties fo:font-style="italic" officeooo:rsid="002e6e48" style:font-style-asian="italic" style:font-style-complex="italic"/>
    </style:style>
    <style:style style:name="T50" style:family="text">
      <style:text-properties officeooo:rsid="002f95bd"/>
    </style:style>
    <style:style style:name="T51" style:family="text">
      <style:text-properties fo:font-style="italic" officeooo:rsid="002f95bd" style:font-style-asian="italic" style:font-style-complex="italic"/>
    </style:style>
    <style:style style:name="T52" style:family="text">
      <style:text-properties officeooo:rsid="0030468d"/>
    </style:style>
    <style:style style:name="T53" style:family="text">
      <style:text-properties fo:font-style="italic" officeooo:rsid="0030468d" style:font-style-asian="italic" style:font-style-complex="italic"/>
    </style:style>
    <style:style style:name="T54" style:family="text">
      <style:text-properties fo:font-style="normal" officeooo:rsid="0030468d" style:font-style-asian="normal" style:font-style-complex="normal"/>
    </style:style>
    <style:style style:name="T55" style:family="text">
      <style:text-properties officeooo:rsid="00314464"/>
    </style:style>
    <style:style style:name="T56" style:family="text">
      <style:text-properties officeooo:rsid="003187c4"/>
    </style:style>
    <style:style style:name="T57" style:family="text">
      <style:text-properties officeooo:rsid="0032d118"/>
    </style:style>
    <style:style style:name="T58" style:family="text">
      <style:text-properties officeooo:rsid="0032eb07"/>
    </style:style>
    <style:style style:name="T59" style:family="text">
      <style:text-properties officeooo:rsid="003323b0"/>
    </style:style>
    <style:style style:name="T60" style:family="text">
      <style:text-properties officeooo:rsid="00347452"/>
    </style:style>
    <style:style style:name="T61" style:family="text">
      <style:text-properties fo:font-style="italic" style:font-style-asian="italic" style:font-style-complex="italic"/>
    </style:style>
    <style:style style:name="T62" style:family="text">
      <style:text-properties officeooo:rsid="0035b0b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CARIDAD LA MÁS HEROICA</text:p>
      <text:p text:style-name="P2">QUE PUEDEN PRACTICAR FÁCILMENTE TODOS</text:p>
      <text:p text:style-name="P3">LOS FIELES EN FAVOR DE LA BENDITAS</text:p>
      <text:p text:style-name="P3">Almas del Purgatorio.</text:p>
      <text:p text:style-name="P3"/>
      <text:p text:style-name="P4">ESTA Caridad, tanto más agradable a Dios, más útil a las Almas del Purgatorio, y a nosotros, cuanto más procuremos multiplicar nuestras buenas obras, se reduce a un Voto, sin obligación a Pecado, que se vera mas abajo; por el cual concedió el Papa Benedi<text:span text:style-name="T1"></text:span>o XIII a los que lo hicieren las tres singulares gracias siguientes.</text:p>
      <text:p text:style-name="P4"><text:tab/>I. A los Señores Sacerdotes, aunque solo apliquen el fruto particularísimo que les corresponde del Sacrificio de la Misa, que cualquier Altar sea privilegiado <text:span text:style-name="T2">de Anima. De suerte de como por el Voto ofrece el Sacerdote el particular fruto que a él corresponde, aun diciendo Misa por Limosna, o por la intención de otra Persona; puede así recibir su Limosna, cumpliendo con la intensión del que la da, y al mismo tiempo lograr el Indulto que a él particularmente está concedido por este Voto.</text:span></text:p>
      <text:p text:style-name="P4"><text:span text:style-name="T3"><text:tab/>II. A los demás Fieles de uno y otro sexo, que el día que comulguen, y todos los Lunes de año, aunque no comulguen, que cualquier Altar donde oyeren Misa sea privilegiado de Anima, sacando con cada una que oigan un Anima del Purgatorio</text:span><text:span text:style-name="T4">.</text:span></text:p>
      <text:p text:style-name="P5"><text:tab/>III. Que todas y cuales quiera Indulgencias, como quiera concedidas, sean aplicables por modo de Sufragio a las Benditas Animas del Purgatorio, aunque no se exprese en la concesión.</text:p>
      <text:p text:style-name="P6"><text:tab/><text:span text:style-name="T5">Estas Gracias concedió dicho Pontífice por su Bulla ó Decreto de 23 de Agosto de 1728 firmado y sellado por su Secretario de Estado el Eminentísimo Señor Cardenal Lercari: al cual Decreto mandó dar entero crédito el Ilustrísimo Señor Nuncio de Su Santidad en los Reinos de España, </text:span><text:span text:style-name="T6">y su Legado a </text:span><text:span text:style-name="T7">posterior</text:span><text:span text:style-name="T6">, el Señor </text:span><text:span text:style-name="T8">Alexando Aldrobandini, en Madrid a 14 de Enero de 1729. Todo a solicitud del V. P. D. Gaspar Oliden, Clerigo Regular de San Cayetano, Calificador del Santo Oficio &amp; c., </text:span><text:span text:style-name="T9">y fervoroso inventor de la Donación total con este Voto sin obligación a pecado, en la forma que se sigue: quien lo predico en el Consistorio del Palacio Vaticano de Roma, en presencia del expresado Pontífice </text:span>Benedi<text:span text:style-name="T1"></text:span>o XIII, <text:span text:style-name="T9">que lo aprobó, y canonizo con dicho Indultos, como el mismo P. Oliden refiere en su Tratado Diálogos del Purgatorio, impreso en Alcala de Nares el año 1732, en un volumen en cuarto.</text:span></text:p>
      <text:p text:style-name="P6"/>
      <text:p text:style-name="P7">FORMULA <text:s text:c="6"/>DEL <text:s text:c="6"/>PIADOSO <text:s text:c="6"/>CARITATIVO <text:s text:c="6"/>VOTO</text:p>
      <text:p text:style-name="P8">PARA REDIMIR A LAS BENDITAS ALMAS DEL PURGATORIO</text:p>
      <text:p text:style-name="P8">de las acerbas imponderables Penas que padecen.</text:p>
      <text:p text:style-name="P9"/>
      <text:p text:style-name="P10"><text:soft-page-break/>PARA mayor honra, y Gloria de Dios, uno en Esencia, y trino en Persona, para alguna imitación de mi dulce Redentor Jesucristo; y para muestra de mi cordial esclavitud a la Madre de Misericordia María Santísima, Madre amorosa de todas las Almas del Purgatorio: Yo <text:s text:c="43"/>. <text:s text:c="4"/>pretendo ser Redentor de aquellas pobre Almas encarceladas por Deudas de Pena a la Divina Justicia, y por falta de obras satisfa<text:span text:style-name="T10"></text:span>orias: y en aquel modo que puedo, lícitamente, y sin pecado alguno, libre y espontáneamente, hago Voto de redimir aquella Alma o Almas que quiere o quisiere, la misma Virgen Madre, renunciando, yo y haciendo Donación de mis obras satisfa<text:span text:style-name="T10"></text:span>orias, propias o participadas, tanto en vida como en Muerte, y después de mi Muerte: por tanto hago, y confirmo este Voto sin obligación a pecado.</text:p>
      <text:p text:style-name="P11"><text:tab/><text:span text:style-name="T11">Y en caso de no tener yo bastantes obras satisfa</text:span><text:span text:style-name="T10"></text:span><text:span text:style-name="T11">orias para pagar las deudas de aquella Alma, o Almas escogidas por la misma Madre de Misericordia, y para satisfacer las mías por mis Pecados (los cuales detesto de todo corazón, con firme propósito de nunca más pecar) me obligo, y quiero pagar en la Cárcel del Purgatorio con Penas todo lo que faltare de obras satisfa</text:span><text:span text:style-name="T10"></text:span><text:span text:style-name="T11">orias. Y lo declaro, y confirmo, citando por testigos a todos los vivientes en las tres Iglesias, Triunfante, Penitente, y Militante.</text:span></text:p>
      <text:p text:style-name="P12">En <text:s text:c="36"/>de <text:s text:c="34"/>a <text:s text:c="17"/>de <text:s text:c="17"/>del año</text:p>
      <text:p text:style-name="P12"/>
      <text:p text:style-name="P12"><text:tab/><text:span text:style-name="T12">Redemptoris vocabulo honorari, qui pro Animabus Purgatorii sufragia offert</text:span><text:span text:style-name="T13">. P. Celada in Job Cap. 4.</text:span></text:p>
      <text:p text:style-name="P12"/>
      <text:p text:style-name="P13">N <text:s text:c="2"/>O <text:s text:c="2"/>T <text:s text:c="2"/>A.</text:p>
      <text:p text:style-name="P14">NO es necesario hacer esta Donación, y Voto pronunciando palabras, ni por escrito: basta que se haga con el corazón, siendo la intención la misma que se manifiesta en la expresada formula del Voto. Ni es preciso hacerlo muchas veces; basta una vez en la vida para siempre: <text:span text:style-name="T14">aunque sera muy provechoso repetirlo; porque entonces se anima, y fervoriza más la caridad, </text:span><text:span text:style-name="T15">con nuevos eficaces deseos de multiplicar las buenas obras, para agradar a Dios mas que antes, ofreciéndole mayores satisfacciones, con que más presto se alivien, y rediman aquellas afligidas Almas.</text:span></text:p>
      <text:p text:style-name="P14"><text:tab/><text:span text:style-name="T16">Nadie tema que por esto faltara a la obligación de rogar por sus difuntos Padres, y por otros: pues María Santísima </text:span><text:span text:style-name="T17">sabe mejor cuales son nuestras obligaciones, y quienes han menester nuestros Sufragios: y esta Señora los distribuirá según el orden de Caridad mas agradable a Dios, que es lo que debemos desear, y no conocemos. Por esto en la Formula del Voto decimos… Y en aquel modo que puedo, lícitamente &amp;c.</text:span></text:p>
      <text:p text:style-name="P15"><text:tab/><text:span text:style-name="T18">Tampoco se persuadan que esta total Donación se opone a las demás devociones de estar en Cofradías, o Congregaciones, rogar a los Santos, hacer Novenarios, y otras diligencias, con que alcanzar de Dios lo que deseamos para nosotros, y para nuestros Prójimos. Cuanto mas roguemos a Dios, y a los Santos, y más procuremos el bien eterno, y temporal de nuestros Prójimos, tanto más mereceremos, y mas copiosas serán nuestras satisfacciones para redimir las Almas del Purgatorio, </text:span><text:span text:style-name="T19">a quienes no aprovecha sino es la satisfacción que nos resulta de todas nuestras buenas obras, </text:span><text:span text:style-name="T20">y oraciones; pues el merito que con estas hacemos, queda en nosotros, y no se puede dar a ninguno.</text:span></text:p>
      <text:p text:style-name="P16"><text:tab/><text:span text:style-name="T20">El Pontífice Bonifacio VII concedió, y el citado </text:span><text:span text:style-name="T21">Benedi</text:span><text:span text:style-name="T10"></text:span><text:span text:style-name="T21">o XIII </text:span><text:span text:style-name="T20">confirmo ochenta mil años de Indulgencias a todos los que dijeren la siguiente:</text:span></text:p>
      <text:p text:style-name="P17">O <text:s text:c="2"/>R <text:s text:c="2"/>A <text:s text:c="2"/>C <text:s text:c="2"/>I <text:s text:c="2"/>Ó <text:s text:c="2"/>N.</text:p>
      <text:p text:style-name="P18">SEñor mio Jesucristo, <text:span text:style-name="T22">Padre dulcísimo, por el Gozo que tuvo tu querida Madre cuando te le apareciste la sagrada noche de su Resurrección, </text:span><text:span text:style-name="T23">y por el gozo que tubo cuando te vio lleno de Gloria con la luz de la Divinidad; te pido que me alumbres con los Dones del Espíritu Santo, para que pueda cumplir tu voluntad todos los días de mi vida: pues vives y reinas por los siglos de los siglos. Amen.</text:span></text:p>
      <text:p text:style-name="P19"><text:tab/>Esta Indulgencia esta en S. Juan de Letran de Roma para todos los Fieles <text:span text:style-name="T24">puesta en un Mármol. Consta de la Biblioteca Canónica de Ferraris, Palabra Indulgencia, en la segunda impresión de Venecia del año 1752: en la </text:span><text:span text:style-name="T25">tercera de Bolonia del año 1758 en la primera Romana del año 1759: y en la ultima Romana del año 1766. Pero se previene que en cuarta impresión de Bolonia por Gaspar Storti del año 1763 hay dos errores, en dicho núm. 27 pág. 136. El primero es no haber puesto la palabra </text:span><text:span text:style-name="T26">mille</text:span><text:span text:style-name="T25">, y por esto se lee </text:span><text:span text:style-name="T26">ochenta años de Indulgencia</text:span><text:span text:style-name="T25">, debiendo ser </text:span><text:span text:style-name="T26">ochenta mil</text:span><text:span text:style-name="T25">, como consta en las otras referidas impresiones; </text:span><text:span text:style-name="T27">el segundo error es respe</text:span><text:span text:style-name="T10"></text:span><text:span text:style-name="T27">o al Pontífice que las concedió, pues se lee </text:span><text:span text:style-name="T28">Bonifacio VIII</text:span><text:span text:style-name="T27">, debiendo ser </text:span><text:span text:style-name="T28">VII</text:span><text:span text:style-name="T27">. De que se siguió que la ultima Impresión de Venecia del año 1772 por el ultimo Gaspar Storti que hizo aquella, contiene el expresado defecto, que se hallara también en otras, si fueren hechas por alguna de estas dos: y así sucesivamente.</text:span></text:p>
      <text:p text:style-name="P19"/>
      <text:p text:style-name="P20">EXHORTACIÓN <text:s text:c="3"/>PARA <text:s text:c="3"/>PROMOVER <text:s text:c="3"/>LA <text:s text:c="3"/>PRACTICA</text:p>
      <text:p text:style-name="P21">de esta heroica Caridad</text:p>
      <text:p text:style-name="P21"/>
      <text:p text:style-name="P22">SON las Benditas Almas del Purgatorio verdaderas Esposas muy queridas de Jesucristo; y es de Fe que han de ir a alabarle en la Gloria. Pero con fuerza de su Divina Justicia no puede evitar que de padezcan hasta que del todo se purifiquen, pagando el reato de la pena debida por sus culpas; <text:span text:style-name="T29">se complace y sumamente se agrada, de que haya quien las alivie, y liberte de aquellas acerbísimas penas. </text:span><text:span text:style-name="T30">Santa Brigida dice: </text:span><text:span text:style-name="T31">Cuando libramos del Purgatorio a cualquier alma con nuestros sufragios, es tan acepto y agradable a Jesucristo su Esposo, como si el mismo fuese el redimido; y a su tiempo nos restituirá enteramente el bien que hacemos, para que redunde en nuestra utilidad (SS. D. N. Trig. 2. Serm. 2. n. 18.)</text:span><text:span text:style-name="T30"> Con cuyas palabras </text:span><text:span text:style-name="T32">se confiesa convencido el SS. Papa </text:span><text:span text:style-name="T33">Benedi</text:span><text:span text:style-name="T34"></text:span><text:span text:style-name="T33">o XIII. </text:span><text:span text:style-name="T35">(que murió en opinión de Santo) para hacer y ratificar, como públicamente ratifico desde el Púlpito, la total Donación de sus obras <text:s/></text:span><text:span text:style-name="T36">satisfa</text:span><text:span text:style-name="T34"></text:span><text:span text:style-name="T36">orias, </text:span><text:span text:style-name="T35">para beneficio de las Benditas Animas del Purgatorio, en uno de los sesenta Sermones del Purgatorio, que predico, e hizo imprimir en Roma, </text:span><text:soft-page-break/><text:span text:style-name="T35">antes que oyese predicar al V. P. Oliden la misma total Donación en forma de Voto, por la cual los tres Apostólicos Indultos referidos.</text:span></text:p>
      <text:p text:style-name="P23"><text:tab/><text:span text:style-name="T37">Este nobilísimo a</text:span><text:span text:style-name="T10"></text:span><text:span text:style-name="T37">o de renunciar todas las obras </text:span><text:span text:style-name="T11">satisfa</text:span><text:span text:style-name="T10"></text:span><text:span text:style-name="T11">orias </text:span><text:span text:style-name="T37">a favor de las benditas Almas del Purgatorio ha sido fervorosamente pra</text:span><text:span text:style-name="T10"></text:span><text:span text:style-name="T37">icado por innumerables Personas de todos Estados, y Dignidades, por muchos Varones Do</text:span><text:span text:style-name="T10"></text:span><text:span text:style-name="T37">os, y Virtuosos, y Santos, y enteras Comunidades Religiosas; defendidos de insignes Teólogos, y privilegiado con Indultos de muchos Sumos Pontífices, antes que </text:span><text:span text:style-name="T21">Benedi</text:span><text:span text:style-name="T10"></text:span><text:span text:style-name="T21">o XIII. </text:span><text:span text:style-name="T37">Y producen en los que lo pra</text:span><text:span text:style-name="T10"></text:span><text:span text:style-name="T37">ican tantas utilidades espirituales, y temporales, que solo se sabrán enteramente con sumo gozo a la hora de la muerte. Muy bien lo explican </text:span><text:span text:style-name="T38">y exhortan con Autores y ejemplares los dos celebres Jesuitas, el Padre Moncada, y el Padre Rivadeneira, con otros; y el P. M. Fr. Jayme Baron en el Tomo 2. del Remedio Universal, el SS. Rosario pág. 266, en la cual y en las siguientes (contra los Di</text:span><text:span text:style-name="T10"></text:span><text:span text:style-name="T38">amenes del importuno amor propio, y demás Enemigos del Alma) prueba y convence con evidentes teológicas razones, y muchos hermosos ejemplares de Santa Gertrudis, Santa Liduvina, Santa Catalina de Sena, Santa Teresa de Jesús, el Venerable Ximeno por consejo de María SS. y de otras muchas Personas, &amp;c. prueba difusamente y convence, que se gana mucho, y nada se pierde con dicha heroica total renuncia.</text:span></text:p>
      <text:p text:style-name="P24"><text:tab/><text:span text:style-name="T39">La Señora Santa Brigida testifica en sus revelaciones, que de aquellos encendidos senos del Purgatorio oyó una voz que decía… </text:span><text:span text:style-name="T40">Sea dada la paga y remuneración a todos cuantos nos remedian en nuestras necesidades</text:span><text:span text:style-name="T39">. Y que otra voz más sonora exclamaba… </text:span><text:span text:style-name="T40">O Dios y Señor, usando de tu potestad incomprensible, remunera con siento por uno a cuantos vivientes nos socorren con sufragios, y nos elevan a la luz de tu deidad (Citat. Ch. SS. D. N. </text:span><text:span text:style-name="T41">Benedi</text:span><text:span text:style-name="T42"></text:span><text:span text:style-name="T41">o XIII. </text:span><text:span text:style-name="T40">Trig. 2. Serm. 4. n. 12.)</text:span><text:span text:style-name="T39">. La misma </text:span><text:span text:style-name="T43">Santa refiere que en una ocasión oyó exclamar a un Ángel, diciendo… </text:span><text:span text:style-name="T44">Bendito sea en el mundo quien con Oraciones, con buenas obras, y con penas corporales socorra a aquellas Pobres Almas Penitentes (P. Moncada in Decl. Cathol. 5. num. 16)</text:span><text:span text:style-name="T43">. San Ambrosio dice que todo cuanto por causa de Piedad se expende por las Almas de los Difuntos, se conmuta en nuestros merecimientos: y después de su muerte </text:span><text:span text:style-name="T45">lo recibirá el Justo cien veces duplicado.</text:span></text:p>
      <text:p text:style-name="P24"><text:tab/><text:span text:style-name="T46">El citado P. Baron refiere lib. 3. c. 29. que habiendo hecho esta universal renuncia la Virgen Santa Gertrudis, se le apareció el Demonio, afligiéndola, dijo… </text:span><text:span text:style-name="T47">Que soberbia eres, temeraria, y contigo mismo cruel. Que mayor soberbia, que los caudales con que podía pagar por ti, darlos a otros. Ya que nos veremos en el día de la muerte. Tu lo pagaras ardiendo en el fuego del Purgatorio, y yo entonces me reiré de tu locura, cuando tu llores tu desatino, y soberbia</text:span><text:span text:style-name="T46">. Pero aparec</text:span><text:span text:style-name="T48">ié</text:span><text:span text:style-name="T46">ndose</text:span><text:span text:style-name="T48">le Jesucristo, si Divino Esposo, la consoló diciendo… </text:span><text:span text:style-name="T49">Para que entiendas cuan grata me ha sido la Caridad; que con las Almas del Purgatorio has usado, desde ahora te perdono todas las penas que debías pagar en el Purgatorio; y porque prometí dar ciento por uno, ademas de perdonarte, aumentare con liberalidad tu Gloria, premiándote la Caridad con que hiciste la universal cesión de lo satisfactorio de tus obras a mis amigas las del Purgatorio.</text:span></text:p>
      <text:p text:style-name="P25"><text:tab/><text:span text:style-name="T48">Así </text:span><text:span text:style-name="T50">premia Jesucristo a los Fieles devotos de las Animas, que encendidos en Caridad hacen la total donación de sus obras, para imitar a su Redentor Jesús. </text:span><text:span text:style-name="T51">Sicut &amp; Dominus donavit nobis ita &amp; vos</text:span><text:span text:style-name="T50">, que dijo S. Pablo. Y por esto no puede dudarse que el Demonio, Enemigo común nuestro, y de las benditas Almas del Purgatorio, hará cuanto puede para estorbar la pra</text:span><text:span text:style-name="T10"></text:span><text:span text:style-name="T50">ica de esta admirable Caridad, más centrada aun en los que hacen la total renuncia con el Voto sin obligación a Pecado, en la forma explicada que la publico el P. Oliden, y la canonizo </text:span><text:span text:style-name="T21">Benedi</text:span><text:span text:style-name="T10"></text:span><text:span text:style-name="T21">o XIII </text:span><text:span text:style-name="T50">con los referidos especialisimos Indultos; </text:span><text:span text:style-name="T52">pues se extiende a más, cediendo hasta las satisfacciones participadas después de la muerte: y para que no le quede que dar, se entrega el mismo, diciendo… </text:span><text:span text:style-name="T53">Y en caso de no tener yo bastantes obras satisfa</text:span><text:span text:style-name="T42"></text:span><text:span text:style-name="T53">orias &amp;c</text:span><text:span text:style-name="T54">.</text:span></text:p>
      <text:p text:style-name="P25"><text:tab/><text:span text:style-name="T52">Alientes</text:span><text:span text:style-name="T55">e pues todo Católico sin la menor cobardía de espíritu a tan piadosa Devoción, por agradar a Dios principalmente; y por su propia utilidad, que sera indecible, como se advierte en lo referido de Santa Brigida, Santa Gertrudis, y San Ambrosio; y podrá verse con extensión en los citados Escritores, y en el dicho utilísimo Tratado de Dialogo del Purgatorio, </text:span><text:span text:style-name="T56">que sobre este Voto dio a luz su inventor el P. Oliden, digno de leerse muchas veces para excitar el Cristiano fervor a esta Santa devoción, y desvanecer cualquier escrúpulo que se oponga, </text:span><text:span text:style-name="T57">por ignorancia, o por pusilanimidad, o por sugestión del Demonio.</text:span></text:p>
      <text:p text:style-name="P26"><text:tab/><text:span text:style-name="T58">Confíen sin duda alguna los que pra</text:span><text:span text:style-name="T10"></text:span><text:span text:style-name="T58">iquen </text:span><text:span text:style-name="T59">esta Caridad, que sera tan grande su merito, que o no irán al Purgatorio, o estarán en el tiempo brevísimo; fundados en la Bondad, y clemencia de Dios, en la Promesas de Jesucristo, en el Patrocinio de María Santísima, y en las mismas Almas </text:span><text:span text:style-name="T60">redimidas por medio de nuestra heroica Caridad, en quienes ni hay olvido, ni ingratitud.</text:span></text:p>
      <text:p text:style-name="P26"/>
      <text:p text:style-name="P27">___________________________________________________________________________</text:p>
      <text:p text:style-name="P28"><text:span text:style-name="T61">Con Lic.</text:span> Sevilla: En la Imprenta de <text:span text:style-name="T61">JOSEF PADRINO Y SOLIS</text:span>, en calle Genov<text:span text:style-name="T62">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unson" svg:font-family="Munso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7.94cm" fo:page-height="21.59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2" fo:column-gap="2cm">
          <style:column style:rel-width="32767*" fo:start-indent="0cm" fo:end-indent="1cm"/>
          <style:column style:rel-width="32768*"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7T11:24:15.443158735</meta:creation-date>
    <dc:date>2025-07-12T10:40:47.793256282</dc:date>
    <meta:editing-duration>PT5H50M18S</meta:editing-duration>
    <meta:editing-cycles>54</meta:editing-cycles>
    <meta:generator>LibreOffice/25.2.4.3$Linux_X86_64 LibreOffice_project/520$Build-3</meta:generator>
    <meta:print-date>2025-05-29T11:48:46.679173106</meta:print-date>
    <meta:printed-by>Archivos PDF</meta:printed-by>
    <meta:document-statistic meta:table-count="0" meta:image-count="0" meta:object-count="0" meta:page-count="3" meta:paragraph-count="35" meta:word-count="2312" meta:character-count="13432" meta:non-whitespace-character-count="10977"/>
  </office:meta>
</office:document-meta>
</file>